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ssing data mo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b lacunes LE obs</text:p>
          </table:table-cell>
          <table:table-cell office:value-type="string" calcext:value-type="string">
            <text:p>nb lacunes LE sf</text:p>
          </table:table-cell>
          <table:table-cell office:value-type="string" calcext:value-type="string">
            <text:p>nb lacune LE hf</text:p>
          </table:table-cell>
        </table:table-row>
        <table:table-row table:style-name="ro1">
          <table:table-cell office:value-type="string" calcext:value-type="string">
            <text:p>'01-Jan-2015'</text:p>
          </table:table-cell>
          <table:table-cell office:value-type="float" office:value="292" calcext:value-type="float">
            <text:p>292</text:p>
          </table:table-cell>
          <table:table-cell office:value-type="float" office:value="529" calcext:value-type="float">
            <text:p>5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'01-Feb-2015'</text:p>
          </table:table-cell>
          <table:table-cell office:value-type="float" office:value="12" calcext:value-type="float">
            <text:p>12</text:p>
          </table:table-cell>
          <table:table-cell office:value-type="float" office:value="420" calcext:value-type="float">
            <text:p>4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'01-Mar-2015'</text:p>
          </table:table-cell>
          <table:table-cell office:value-type="float" office:value="32" calcext:value-type="float">
            <text:p>32</text:p>
          </table:table-cell>
          <table:table-cell office:value-type="float" office:value="371" calcext:value-type="float">
            <text:p>37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'01-Apr-2015'</text:p>
          </table:table-cell>
          <table:table-cell office:value-type="float" office:value="15" calcext:value-type="float">
            <text:p>15</text:p>
          </table:table-cell>
          <table:table-cell office:value-type="float" office:value="389" calcext:value-type="float">
            <text:p>38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'01-May-2015'</text:p>
          </table:table-cell>
          <table:table-cell office:value-type="float" office:value="338" calcext:value-type="float">
            <text:p>338</text:p>
          </table:table-cell>
          <table:table-cell office:value-type="float" office:value="556" calcext:value-type="float">
            <text:p>55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'01-Jun-2015'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'01-Jul-2015'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'01-Aug-2015'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'01-Sep-2015'</text:p>
          </table:table-cell>
          <table:table-cell office:value-type="float" office:value="168" calcext:value-type="float">
            <text:p>168</text:p>
          </table:table-cell>
          <table:table-cell office:value-type="float" office:value="475" calcext:value-type="float">
            <text:p>47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'01-Oct-2015'</text:p>
          </table:table-cell>
          <table:table-cell office:value-type="float" office:value="519" calcext:value-type="float">
            <text:p>519</text:p>
          </table:table-cell>
          <table:table-cell office:value-type="float" office:value="804" calcext:value-type="float">
            <text:p>80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'01-Nov-2015'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'01-Dec-2015'</text:p>
          </table:table-cell>
          <table:table-cell office:value-type="float" office:value="124" calcext:value-type="float">
            <text:p>124</text:p>
          </table:table-cell>
          <table:table-cell office:value-type="float" office:value="660" calcext:value-type="float">
            <text:p>6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'01-Jan-2016'</text:p>
          </table:table-cell>
          <table:table-cell office:value-type="float" office:value="100" calcext:value-type="float">
            <text:p>100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'01-Feb-2016'</text:p>
          </table:table-cell>
          <table:table-cell office:value-type="float" office:value="109" calcext:value-type="float">
            <text:p>109</text:p>
          </table:table-cell>
          <table:table-cell office:value-type="float" office:value="333" calcext:value-type="float">
            <text:p>33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'01-Mar-2016'</text:p>
          </table:table-cell>
          <table:table-cell office:value-type="float" office:value="89" calcext:value-type="float">
            <text:p>89</text:p>
          </table:table-cell>
          <table:table-cell office:value-type="float" office:value="381" calcext:value-type="float">
            <text:p>38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'01-Apr-2016'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'01-May-2016'</text:p>
          </table:table-cell>
          <table:table-cell office:value-type="float" office:value="101" calcext:value-type="float">
            <text:p>101</text:p>
          </table:table-cell>
          <table:table-cell office:value-type="float" office:value="341" calcext:value-type="float">
            <text:p>3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'01-Jun-2016'</text:p>
          </table:table-cell>
          <table:table-cell office:value-type="float" office:value="42" calcext:value-type="float">
            <text:p>42</text:p>
          </table:table-cell>
          <table:table-cell office:value-type="float" office:value="370" calcext:value-type="float">
            <text:p>3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'01-Jul-2016'</text:p>
          </table:table-cell>
          <table:table-cell office:value-type="float" office:value="26" calcext:value-type="float">
            <text:p>26</text:p>
          </table:table-cell>
          <table:table-cell office:value-type="float" office:value="488" calcext:value-type="float">
            <text:p>4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'01-Aug-2016'</text:p>
          </table:table-cell>
          <table:table-cell office:value-type="float" office:value="14" calcext:value-type="float">
            <text:p>14</text:p>
          </table:table-cell>
          <table:table-cell office:value-type="float" office:value="454" calcext:value-type="float">
            <text:p>4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'01-Sep-2016'</text:p>
          </table:table-cell>
          <table:table-cell office:value-type="float" office:value="33" calcext:value-type="float">
            <text:p>33</text:p>
          </table:table-cell>
          <table:table-cell office:value-type="float" office:value="467" calcext:value-type="float">
            <text:p>4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'01-Oct-2016'</text:p>
          </table:table-cell>
          <table:table-cell office:value-type="float" office:value="73" calcext:value-type="float">
            <text:p>73</text:p>
          </table:table-cell>
          <table:table-cell office:value-type="float" office:value="474" calcext:value-type="float">
            <text:p>47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'01-Nov-2016'</text:p>
          </table:table-cell>
          <table:table-cell office:value-type="float" office:value="215" calcext:value-type="float">
            <text:p>215</text:p>
          </table:table-cell>
          <table:table-cell office:value-type="float" office:value="532" calcext:value-type="float">
            <text:p>53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'01-Dec-2016'</text:p>
          </table:table-cell>
          <table:table-cell office:value-type="float" office:value="369" calcext:value-type="float">
            <text:p>369</text:p>
          </table:table-cell>
          <table:table-cell office:value-type="float" office:value="750" calcext:value-type="float">
            <text:p>75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'01-Jan-2017'</text:p>
          </table:table-cell>
          <table:table-cell office:value-type="float" office:value="97" calcext:value-type="float">
            <text:p>97</text:p>
          </table:table-cell>
          <table:table-cell office:value-type="float" office:value="415" calcext:value-type="float">
            <text:p>4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'01-Feb-2017'</text:p>
          </table:table-cell>
          <table:table-cell office:value-type="float" office:value="762" calcext:value-type="float">
            <text:p>762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'01-Mar-2017'</text:p>
          </table:table-cell>
          <table:table-cell table:number-columns-repeated="3"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'01-Apr-2017'</text:p>
          </table:table-cell>
          <table:table-cell table:number-columns-repeated="3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'01-May-2017'</text:p>
          </table:table-cell>
          <table:table-cell office:value-type="float" office:value="164" calcext:value-type="float">
            <text:p>164</text:p>
          </table:table-cell>
          <table:table-cell office:value-type="float" office:value="449" calcext:value-type="float">
            <text:p>44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'01-Jun-2017'</text:p>
          </table:table-cell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01-Jul-2017'</text:p>
          </table:table-cell>
          <table:table-cell office:value-type="float" office:value="3" calcext:value-type="float">
            <text:p>3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'01-Aug-2017'</text:p>
          </table:table-cell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'01-Sep-2017'</text:p>
          </table:table-cell>
          <table:table-cell office:value-type="float" office:value="248" calcext:value-type="float">
            <text:p>248</text:p>
          </table:table-cell>
          <table:table-cell office:value-type="float" office:value="615" calcext:value-type="float">
            <text:p>6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'01-Oct-2017'</text:p>
          </table:table-cell>
          <table:table-cell office:value-type="float" office:value="52" calcext:value-type="float">
            <text:p>52</text:p>
          </table:table-cell>
          <table:table-cell office:value-type="float" office:value="527" calcext:value-type="float">
            <text:p>5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'01-Nov-2017'</text:p>
          </table:table-cell>
          <table:table-cell office:value-type="float" office:value="137" calcext:value-type="float">
            <text:p>137</text:p>
          </table:table-cell>
          <table:table-cell office:value-type="float" office:value="472" calcext:value-type="float">
            <text:p>47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'01-Dec-2017'</text:p>
          </table:table-cell>
          <table:table-cell office:value-type="float" office:value="161" calcext:value-type="float">
            <text:p>161</text:p>
          </table:table-cell>
          <table:table-cell office:value-type="float" office:value="517" calcext:value-type="float">
            <text:p>51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'01-Jan-2018'</text:p>
          </table:table-cell>
          <table:table-cell office:value-type="float" office:value="278" calcext:value-type="float">
            <text:p>278</text:p>
          </table:table-cell>
          <table:table-cell office:value-type="float" office:value="498" calcext:value-type="float">
            <text:p>49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'01-Feb-2018'</text:p>
          </table:table-cell>
          <table:table-cell office:value-type="float" office:value="153" calcext:value-type="float">
            <text:p>153</text:p>
          </table:table-cell>
          <table:table-cell office:value-type="float" office:value="330" calcext:value-type="float">
            <text:p>33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'01-Mar-2018'</text:p>
          </table:table-cell>
          <table:table-cell office:value-type="float" office:value="230" calcext:value-type="float">
            <text:p>230</text:p>
          </table:table-cell>
          <table:table-cell office:value-type="float" office:value="462" calcext:value-type="float">
            <text:p>46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'01-Apr-2018'</text:p>
          </table:table-cell>
          <table:table-cell office:value-type="float" office:value="95" calcext:value-type="float">
            <text:p>95</text:p>
          </table:table-cell>
          <table:table-cell office:value-type="float" office:value="411" calcext:value-type="float">
            <text:p>4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'01-May-2018'</text:p>
          </table:table-cell>
          <table:table-cell office:value-type="float" office:value="423" calcext:value-type="float">
            <text:p>423</text:p>
          </table:table-cell>
          <table:table-cell office:value-type="float" office:value="765" calcext:value-type="float">
            <text:p>76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'01-Jun-2018'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'01-Jul-2018'</text:p>
          </table:table-cell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01-Aug-2018'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'01-Sep-2018'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01-Oct-2018'</text:p>
          </table:table-cell>
          <table:table-cell office:value-type="float" office:value="200" calcext:value-type="float">
            <text:p>200</text:p>
          </table:table-cell>
          <table:table-cell office:value-type="float" office:value="594" calcext:value-type="float">
            <text:p>59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'01-Nov-2018'</text:p>
          </table:table-cell>
          <table:table-cell office:value-type="float" office:value="89" calcext:value-type="float">
            <text:p>89</text:p>
          </table:table-cell>
          <table:table-cell office:value-type="float" office:value="443" calcext:value-type="float">
            <text:p>44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'01-Dec-2018'</text:p>
          </table:table-cell>
          <table:table-cell office:value-type="float" office:value="75" calcext:value-type="float">
            <text:p>75</text:p>
          </table:table-cell>
          <table:table-cell office:value-type="float" office:value="476" calcext:value-type="float">
            <text:p>47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'01-Jan-2019'</text:p>
          </table:table-cell>
          <table:table-cell office:value-type="float" office:value="43" calcext:value-type="float">
            <text:p>43</text:p>
          </table:table-cell>
          <table:table-cell office:value-type="float" office:value="272" calcext:value-type="float">
            <text:p>2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1-Feb-2019'</text:p>
          </table:table-cell>
          <table:table-cell office:value-type="float" office:value="59" calcext:value-type="float">
            <text:p>59</text:p>
          </table:table-cell>
          <table:table-cell office:value-type="float" office:value="406" calcext:value-type="float">
            <text:p>40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'01-Mar-2019'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01-Apr-2019'</text:p>
          </table:table-cell>
          <table:table-cell office:value-type="float" office:value="83" calcext:value-type="float">
            <text:p>83</text:p>
          </table:table-cell>
          <table:table-cell office:value-type="float" office:value="329" calcext:value-type="float">
            <text:p>32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'01-May-2019'</text:p>
          </table:table-cell>
          <table:table-cell office:value-type="float" office:value="41" calcext:value-type="float">
            <text:p>41</text:p>
          </table:table-cell>
          <table:table-cell office:value-type="float" office:value="386" calcext:value-type="float">
            <text:p>3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'01-Jun-2019'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'01-Jul-2019'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'01-Aug-2019'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'01-Sep-2019'</text:p>
          </table:table-cell>
          <table:table-cell office:value-type="float" office:value="36" calcext:value-type="float">
            <text:p>36</text:p>
          </table:table-cell>
          <table:table-cell office:value-type="float" office:value="344" calcext:value-type="float">
            <text:p>3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'01-Oct-2019'</text:p>
          </table:table-cell>
          <table:table-cell office:value-type="float" office:value="153" calcext:value-type="float">
            <text:p>153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'01-Nov-2019'</text:p>
          </table:table-cell>
          <table:table-cell office:value-type="float" office:value="208" calcext:value-type="float">
            <text:p>208</text:p>
          </table:table-cell>
          <table:table-cell office:value-type="float" office:value="438" calcext:value-type="float">
            <text:p>43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'01-Dec-2019'</text:p>
          </table:table-cell>
          <table:table-cell office:value-type="float" office:value="129" calcext:value-type="float">
            <text:p>129</text:p>
          </table:table-cell>
          <table:table-cell office:value-type="float" office:value="385" calcext:value-type="float">
            <text:p>38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'01-Jan-2020'</text:p>
          </table:table-cell>
          <table:table-cell office:value-type="float" office:value="581" calcext:value-type="float">
            <text:p>581</text:p>
          </table:table-cell>
          <table:table-cell office:value-type="float" office:value="852" calcext:value-type="float">
            <text:p>85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'01-Feb-2020'</text:p>
          </table:table-cell>
          <table:table-cell office:value-type="float" office:value="128" calcext:value-type="float">
            <text:p>128</text:p>
          </table:table-cell>
          <table:table-cell office:value-type="float" office:value="354" calcext:value-type="float">
            <text:p>35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'01-Mar-2020'</text:p>
          </table:table-cell>
          <table:table-cell office:value-type="float" office:value="96" calcext:value-type="float">
            <text:p>96</text:p>
          </table:table-cell>
          <table:table-cell office:value-type="float" office:value="403" calcext:value-type="float">
            <text:p>40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'01-Apr-2020'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'01-May-2020'</text:p>
          </table:table-cell>
          <table:table-cell office:value-type="float" office:value="22" calcext:value-type="float">
            <text:p>22</text:p>
          </table:table-cell>
          <table:table-cell office:value-type="float" office:value="394" calcext:value-type="float">
            <text:p>39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'01-Jun-2020'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'01-Jul-2020'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01-Aug-2020'</text:p>
          </table:table-cell>
          <table:table-cell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'01-Sep-2020'</text:p>
          </table:table-cell>
          <table:table-cell office:value-type="float" office:value="39" calcext:value-type="float">
            <text:p>39</text:p>
          </table:table-cell>
          <table:table-cell office:value-type="float" office:value="490" calcext:value-type="float">
            <text:p>4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'01-Oct-2020'</text:p>
          </table:table-cell>
          <table:table-cell office:value-type="float" office:value="596" calcext:value-type="float">
            <text:p>596</text:p>
          </table:table-cell>
          <table:table-cell office:value-type="float" office:value="757" calcext:value-type="float">
            <text:p>75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'01-Nov-2020'</text:p>
          </table:table-cell>
          <table:table-cell office:value-type="float" office:value="33" calcext:value-type="float">
            <text:p>33</text:p>
          </table:table-cell>
          <table:table-cell office:value-type="float" office:value="366" calcext:value-type="float">
            <text:p>3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'01-Dec-2020'</text:p>
          </table:table-cell>
          <table:table-cell office:value-type="float" office:value="146" calcext:value-type="float">
            <text:p>146</text:p>
          </table:table-cell>
          <table:table-cell office:value-type="float" office:value="431" calcext:value-type="float">
            <text:p>43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'01-Jan-2021'</text:p>
          </table:table-cell>
          <table:table-cell office:value-type="float" office:value="130" calcext:value-type="float">
            <text:p>130</text:p>
          </table:table-cell>
          <table:table-cell office:value-type="float" office:value="349" calcext:value-type="float">
            <text:p>34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'01-Feb-2021'</text:p>
          </table:table-cell>
          <table:table-cell office:value-type="float" office:value="94" calcext:value-type="float">
            <text:p>94</text:p>
          </table:table-cell>
          <table:table-cell office:value-type="float" office:value="320" calcext:value-type="float">
            <text:p>3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'01-Mar-2021'</text:p>
          </table:table-cell>
          <table:table-cell office:value-type="float" office:value="110" calcext:value-type="float">
            <text:p>110</text:p>
          </table:table-cell>
          <table:table-cell office:value-type="float" office:value="460" calcext:value-type="float">
            <text:p>46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'01-Apr-2021'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'01-May-2021'</text:p>
          </table:table-cell>
          <table:table-cell office:value-type="float" office:value="34" calcext:value-type="float">
            <text:p>34</text:p>
          </table:table-cell>
          <table:table-cell office:value-type="float" office:value="310" calcext:value-type="float">
            <text:p>3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'01-Jun-2021'</text:p>
          </table:table-cell>
          <table:table-cell office:value-type="float" office:value="43" calcext:value-type="float">
            <text:p>43</text:p>
          </table:table-cell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'01-Jul-2021'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'01-Aug-2021'</text:p>
          </table:table-cell>
          <table:table-cell office:value-type="float" office:value="69" calcext:value-type="float">
            <text:p>69</text:p>
          </table:table-cell>
          <table:table-cell office:value-type="float" office:value="501" calcext:value-type="float">
            <text:p>5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'01-Sep-2021'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'01-Oct-2021'</text:p>
          </table:table-cell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'01-Nov-2021'</text:p>
          </table:table-cell>
          <table:table-cell office:value-type="float" office:value="89" calcext:value-type="float">
            <text:p>89</text:p>
          </table:table-cell>
          <table:table-cell office:value-type="float" office:value="427" calcext:value-type="float">
            <text:p>4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'01-Dec-2021'</text:p>
          </table:table-cell>
          <table:table-cell office:value-type="float" office:value="161" calcext:value-type="float">
            <text:p>161</text:p>
          </table:table-cell>
          <table:table-cell office:value-type="float" office:value="494" calcext:value-type="float">
            <text:p>494</text:p>
          </table:table-cell>
          <table:table-cell office:value-type="float" office:value="229" calcext:value-type="float">
            <text:p>229</text:p>
          </table:table-cell>
        </table:table-row>
      </table:table>
      <table:table table:name="missing data jou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b lacunes LE obs</text:p>
          </table:table-cell>
          <table:table-cell office:value-type="string" calcext:value-type="string">
            <text:p>nb lacunes LE sf</text:p>
          </table:table-cell>
          <table:table-cell office:value-type="string" calcext:value-type="string">
            <text:p>nb lacune LE hf</text:p>
          </table:table-cell>
        </table:table-row>
        <table:table-row table:style-name="ro1">
          <table:table-cell office:value-type="string" calcext:value-type="string">
            <text:p>'01-Jan-2015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an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an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an-2015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an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an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an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an-2015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an-2015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Jan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Jan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an-2015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an-2015'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4-Jan-2015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5-Jan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an-2015'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17-Jan-2015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8-Jan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9-Jan-2015'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'20-Jan-2015'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'21-Jan-2015'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'22-Jan-2015'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23-Jan-2015'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'24-Jan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5-Jan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6-Jan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7-Jan-2015'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28-Jan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an-2015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30-Jan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31-Jan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Feb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Feb-2015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Feb-2015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4-Feb-2015'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05-Feb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6-Feb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7-Feb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Feb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Feb-2015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Feb-2015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Feb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Feb-2015'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3-Feb-2015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14-Feb-2015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5-Feb-2015'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'16-Feb-2015'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17-Feb-2015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18-Feb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Feb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Feb-2015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Feb-2015'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22-Feb-2015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Feb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Feb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Feb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Feb-2015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Feb-2015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28-Feb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Mar-2015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02-Mar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3-Mar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Mar-2015'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5-Mar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Mar-2015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Mar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Mar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Mar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Mar-2015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Mar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Mar-2015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Mar-2015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Mar-2015'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15-Mar-2015'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'16-Mar-2015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17-Mar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8-Mar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Mar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Mar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Mar-2015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22-Mar-2015'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23-Mar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Mar-2015'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25-Mar-2015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26-Mar-2015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Mar-2015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Mar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Mar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r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Mar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Apr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Apr-2015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Apr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Apr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Apr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Apr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Apr-2015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Apr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Apr-2015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Apr-2015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Apr-2015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Apr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Apr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Apr-2015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Apr-2015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Apr-2015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7-Apr-2015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8-Apr-2015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Apr-2015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0-Apr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Apr-2015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Apr-2015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Apr-2015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Apr-2015'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5-Apr-2015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26-Apr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7-Apr-2015'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'28-Apr-2015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Apr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Apr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May-2015'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May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May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May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May-2015'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'06-May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7-May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8-May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9-May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0-May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1-May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2-May-2015'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13-May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May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May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6-May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May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May-2015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May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0-May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May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May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May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May-2015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May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May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May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May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May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y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May-2015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un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un-2015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Jun-2015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un-2015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un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un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un-2015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un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Jun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0-Jun-2015'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11-Jun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Jun-2015'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13-Jun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4-Jun-2015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5-Jun-2015'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6-Jun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7-Jun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Jun-2015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n-2015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n-2015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Jun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Jun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Jun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Jun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Jun-2015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Jun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Jun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Jun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un-2015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Jun-2015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ul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ul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ul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Jul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Jul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ul-2015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ul-2015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8-Jul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Jul-2015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Jul-2015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1-Jul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ul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Jul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4-Jul-2015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5-Jul-2015'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6-Jul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Jul-2015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8-Jul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l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0-Jul-2015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Jul-2015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Jul-2015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3-Jul-2015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Jul-2015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5-Jul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Jul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Jul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Jul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Jul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30-Jul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Jul-2015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1-Aug-2015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Aug-2015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Aug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4-Aug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5-Aug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6-Aug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Aug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Aug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Aug-2015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0-Aug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1-Aug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Aug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Aug-2015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Aug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5-Aug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6-Aug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Aug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Aug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Aug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Aug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Aug-2015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Aug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3-Aug-2015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24-Aug-2015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5-Aug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Aug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7-Aug-2015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8-Aug-2015'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Aug-2015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Aug-2015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31-Aug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1-Sep-2015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2-Sep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Sep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Sep-2015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Sep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Sep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Sep-2015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Sep-2015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9-Sep-2015'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0-Sep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1-Sep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Sep-2015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3-Sep-2015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14-Sep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Sep-2015'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'16-Sep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7-Sep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8-Sep-2015'</text:p>
          </table:table-cell>
          <table:table-cell table:number-columns-repeated="3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'19-Sep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Sep-2015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Sep-2015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Sep-2015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Sep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Sep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Sep-2015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Sep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Sep-2015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Sep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9-Sep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30-Sep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Oct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Oct-2015'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03-Oct-2015'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'04-Oct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5-Oct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6-Oct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7-Oct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8-Oct-2015'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09-Oct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Oct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Oct-2015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Oct-2015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13-Oct-2015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4-Oct-2015'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15-Oct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6-Oct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7-Oct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8-Oct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9-Oct-2015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0-Oct-2015'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21-Oct-2015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Oct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Oct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Oct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Oct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Oct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Oct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8-Oct-2015'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29-Oct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Oct-2015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Oct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Nov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Nov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Nov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04-Nov-2015'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5-Nov-2015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Nov-2015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7-Nov-2015'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8-Nov-2015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9-Nov-2015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Nov-2015'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1-Nov-2015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Nov-2015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3-Nov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Nov-2015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Nov-2015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Nov-2015'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7-Nov-2015'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8-Nov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Nov-2015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Nov-2015'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Nov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22-Nov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Nov-2015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Nov-2015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Nov-2015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6-Nov-2015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Nov-2015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8-Nov-2015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Nov-2015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Nov-2015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Dec-2015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Dec-2015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Dec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Dec-2015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Dec-2015'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'06-Dec-2015'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07-Dec-2015'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8-Dec-2015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9-Dec-2015'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Dec-2015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Dec-2015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Dec-2015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Dec-2015'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14-Dec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5-Dec-2015'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Dec-2015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7-Dec-2015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8-Dec-2015'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Dec-2015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Dec-2015'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21-Dec-2015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22-Dec-2015'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3-Dec-2015'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'24-Dec-2015'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5-Dec-2015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Dec-2015'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7-Dec-2015'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8-Dec-2015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Dec-2015'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30-Dec-2015'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31-Dec-2015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an-2016'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2-Jan-2016'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'03-Jan-2016'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4-Jan-2016'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5-Jan-2016'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6-Jan-2016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Jan-2016'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8-Jan-2016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an-2016'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10-Jan-2016'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1-Jan-2016'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12-Jan-2016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Jan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an-2016'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15-Jan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an-2016'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7-Jan-2016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Jan-2016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9-Jan-2016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0-Jan-2016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1-Jan-2016'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2-Jan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Jan-2016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Jan-2016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5-Jan-2016'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6-Jan-2016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Jan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Jan-2016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an-2016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Jan-2016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Jan-2016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Feb-2016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Feb-2016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Feb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Feb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Feb-2016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Feb-2016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Feb-2016'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'08-Feb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Feb-2016'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10-Feb-2016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Feb-2016'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2-Feb-2016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13-Feb-2016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4-Feb-2016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5-Feb-2016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Feb-2016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7-Feb-2016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Feb-2016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9-Feb-2016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0-Feb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Feb-2016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Feb-2016'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3-Feb-2016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4-Feb-2016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5-Feb-2016'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6-Feb-2016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7-Feb-2016'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'28-Feb-2016'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'29-Feb-2016'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1-Mar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Mar-2016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Mar-2016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Mar-2016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Mar-2016'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06-Mar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Mar-2016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Mar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Mar-2016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Mar-2016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Mar-2016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Mar-2016'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3-Mar-2016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14-Mar-2016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5-Mar-2016'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Mar-2016'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17-Mar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Mar-2016'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9-Mar-2016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20-Mar-2016'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1-Mar-2016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Mar-2016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Mar-2016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4-Mar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Mar-2016'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6-Mar-2016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7-Mar-2016'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28-Mar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Mar-2016'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30-Mar-2016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31-Mar-2016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Apr-2016'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02-Apr-2016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3-Apr-2016'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4-Apr-2016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Apr-2016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6-Apr-2016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Apr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Apr-2016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Apr-2016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0-Apr-2016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Apr-2016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Apr-2016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Apr-2016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Apr-2016'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5-Apr-2016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Apr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Apr-2016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Apr-2016'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9-Apr-2016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0-Apr-2016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1-Apr-2016'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22-Apr-2016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Apr-2016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4-Apr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Apr-2016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Apr-2016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Apr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Apr-2016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Apr-2016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Apr-2016'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01-May-2016'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2-May-2016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May-2016'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May-2016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May-2016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6-May-2016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May-2016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May-2016'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09-May-2016'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10-May-2016'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11-May-2016'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'12-May-2016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3-May-2016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4-May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May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May-2016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7-May-2016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8-May-2016'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9-May-2016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0-May-2016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May-2016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May-2016'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23-May-2016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May-2016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May-2016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6-May-2016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7-May-2016'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8-May-2016'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9-May-2016'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30-May-2016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May-2016'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1-Jun-2016'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2-Jun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Jun-2016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un-2016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un-2016'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6-Jun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un-2016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un-2016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Jun-2016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0-Jun-2016'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1-Jun-2016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un-2016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un-2016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4-Jun-2016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un-2016'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16-Jun-2016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7-Jun-2016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Jun-2016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n-2016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n-2016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Jun-2016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Jun-2016'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3-Jun-2016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Jun-2016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5-Jun-2016'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6-Jun-2016'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7-Jun-2016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28-Jun-2016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un-2016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Jun-2016'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1-Jul-2016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Jul-2016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ul-2016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ul-2016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ul-2016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6-Jul-2016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7-Jul-2016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ul-2016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ul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Jul-2016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Jul-2016'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2-Jul-2016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3-Jul-2016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4-Jul-2016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5-Jul-2016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ul-2016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Jul-2016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8-Jul-2016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l-2016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l-2016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1-Jul-2016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2-Jul-2016'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3-Jul-2016'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24-Jul-2016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5-Jul-2016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Jul-2016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7-Jul-2016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Jul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ul-2016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30-Jul-2016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Jul-2016'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1-Aug-2016'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2-Aug-2016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Aug-2016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Aug-2016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Aug-2016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6-Aug-2016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Aug-2016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Aug-2016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Aug-2016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Aug-2016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1-Aug-2016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Aug-2016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Aug-2016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Aug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Aug-2016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Aug-2016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7-Aug-2016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8-Aug-2016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9-Aug-2016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0-Aug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1-Aug-2016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Aug-2016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Aug-2016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Aug-2016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Aug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Aug-2016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7-Aug-2016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Aug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Aug-2016'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30-Aug-2016'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31-Aug-2016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Sep-2016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2-Sep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Sep-2016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Sep-2016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5-Sep-2016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6-Sep-2016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Sep-2016'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8-Sep-2016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Sep-2016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0-Sep-2016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Sep-2016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Sep-2016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3-Sep-2016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4-Sep-2016'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15-Sep-2016'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Sep-2016'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17-Sep-2016'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8-Sep-2016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Sep-2016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Sep-2016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Sep-2016'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Sep-2016'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3-Sep-2016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Sep-2016'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5-Sep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Sep-2016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7-Sep-2016'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28-Sep-2016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Sep-2016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Sep-2016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Oct-2016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02-Oct-2016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Oct-2016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Oct-2016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Oct-2016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Oct-2016'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07-Oct-2016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8-Oct-2016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Oct-2016'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0-Oct-2016'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1-Oct-2016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Oct-2016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Oct-2016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14-Oct-2016'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'15-Oct-2016'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6-Oct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7-Oct-2016'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18-Oct-2016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Oct-2016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0-Oct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Oct-2016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Oct-2016'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23-Oct-2016'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24-Oct-2016'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5-Oct-2016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26-Oct-2016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Oct-2016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Oct-2016'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Oct-2016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Oct-2016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31-Oct-2016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Nov-2016'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Nov-2016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Nov-2016'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4-Nov-2016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5-Nov-2016'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06-Nov-2016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7-Nov-2016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Nov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Nov-2016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10-Nov-2016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1-Nov-2016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2-Nov-2016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Nov-2016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Nov-2016'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5-Nov-2016'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Nov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7-Nov-2016'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8-Nov-2016'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9-Nov-2016'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20-Nov-2016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1-Nov-2016'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'22-Nov-2016'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23-Nov-2016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Nov-2016'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'25-Nov-2016'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26-Nov-2016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7-Nov-2016'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8-Nov-2016'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Nov-2016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Nov-2016'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'01-Dec-2016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2-Dec-2016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3-Dec-2016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4-Dec-2016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5-Dec-2016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6-Dec-2016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7-Dec-2016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8-Dec-2016'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09-Dec-2016'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0-Dec-2016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Dec-2016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2-Dec-2016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Dec-2016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4-Dec-2016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Dec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16-Dec-2016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7-Dec-2016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Dec-2016'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Dec-2016'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0-Dec-2016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1-Dec-2016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Dec-2016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Dec-2016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Dec-2016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Dec-2016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Dec-2016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7-Dec-2016'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8-Dec-2016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Dec-2016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Dec-2016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Dec-2016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an-2017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an-2017'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3-Jan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an-2017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an-2017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an-2017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Jan-2017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an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an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Jan-2017'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11-Jan-2017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an-2017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Jan-2017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4-Jan-2017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an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an-2017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Jan-2017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8-Jan-2017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an-2017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an-2017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1-Jan-2017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Jan-2017'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23-Jan-2017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4-Jan-2017'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5-Jan-2017'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26-Jan-2017'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'27-Jan-2017'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28-Jan-2017'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9-Jan-2017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30-Jan-2017'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Jan-2017'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1-Feb-2017'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2-Feb-2017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3-Feb-2017'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04-Feb-2017'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05-Feb-2017'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06-Feb-2017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Feb-2017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8-Feb-2017'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09-Feb-2017'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10-Feb-2017'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1-Feb-2017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Feb-2017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3-Feb-2017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'14-Feb-2017'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15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6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7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8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9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0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1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2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3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4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5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6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7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8-Feb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1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2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3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4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5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6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7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8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9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0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1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2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3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4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5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6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7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8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9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0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1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2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3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4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5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6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7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8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9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30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31-Ma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1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2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3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4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5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6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7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8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9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0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1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2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3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4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5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6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7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8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9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0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1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2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3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4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5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6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7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8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9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30-Apr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1-May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2-May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3-May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4-May-2017'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05-May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May-2017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07-May-2017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May-2017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May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May-2017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May-2017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2-May-2017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May-2017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May-2017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May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May-2017'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7-May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May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May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20-May-2017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May-2017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May-2017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May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May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May-2017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May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May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May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May-2017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y-2017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31-May-2017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un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un-2017'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3-Jun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un-2017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un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un-2017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un-2017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un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un-2017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Jun-2017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Jun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un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un-2017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un-2017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5-Jun-2017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Jun-2017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Jun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Jun-2017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n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n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1-Jun-2017'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2-Jun-2017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3-Jun-2017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Jun-2017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Jun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Jun-2017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7-Jun-2017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Jun-2017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9-Jun-2017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Jun-2017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ul-2017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ul-2017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ul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ul-2017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ul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ul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ul-2017'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8-Jul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ul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Jul-2017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1-Jul-2017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Jul-2017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ul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ul-2017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ul-2017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ul-2017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Jul-2017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8-Jul-2017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l-2017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0-Jul-2017'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21-Jul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2-Jul-2017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3-Jul-2017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Jul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Jul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Jul-2017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Jul-2017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8-Jul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ul-2017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30-Jul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Jul-2017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Aug-2017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Aug-2017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3-Aug-2017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4-Aug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5-Aug-2017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6-Aug-2017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7-Aug-2017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8-Aug-2017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9-Aug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Aug-2017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1-Aug-2017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Aug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Aug-2017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4-Aug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5-Aug-2017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6-Aug-2017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Aug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8-Aug-2017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Aug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0-Aug-2017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Aug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Aug-2017'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3-Aug-2017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4-Aug-2017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5-Aug-2017'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6-Aug-2017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7-Aug-2017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8-Aug-2017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9-Aug-2017'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30-Aug-2017'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Aug-2017'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01-Sep-2017'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2-Sep-2017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Sep-2017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Sep-2017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Sep-2017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6-Sep-2017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Sep-2017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Sep-2017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9-Sep-2017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10-Sep-2017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Sep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Sep-2017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Sep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Sep-2017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5-Sep-2017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Sep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7-Sep-2017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Sep-2017'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19-Sep-2017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Sep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Sep-2017'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22-Sep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3-Sep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4-Sep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5-Sep-2017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6-Sep-2017'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'27-Sep-2017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Sep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Sep-2017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Sep-2017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1-Oct-2017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Oct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Oct-2017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Oct-2017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Oct-2017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Oct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Oct-2017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Oct-2017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Oct-2017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Oct-2017'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1-Oct-2017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Oct-2017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Oct-2017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14-Oct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Oct-2017'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6-Oct-2017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7-Oct-2017'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8-Oct-2017'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9-Oct-2017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Oct-2017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Oct-2017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Oct-2017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Oct-2017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Oct-2017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Oct-2017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6-Oct-2017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7-Oct-2017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Oct-2017'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29-Oct-2017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Oct-2017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31-Oct-2017'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Nov-2017'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02-Nov-2017'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03-Nov-2017'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04-Nov-2017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Nov-2017'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06-Nov-2017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Nov-2017'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8-Nov-2017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Nov-2017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Nov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Nov-2017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Nov-2017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3-Nov-2017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Nov-2017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Nov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Nov-2017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Nov-2017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Nov-2017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Nov-2017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Nov-2017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Nov-2017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Nov-2017'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3-Nov-2017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Nov-2017'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'25-Nov-2017'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26-Nov-2017'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27-Nov-2017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Nov-2017'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29-Nov-2017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30-Nov-2017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Dec-2017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Dec-2017'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03-Dec-2017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Dec-2017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Dec-2017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Dec-2017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7-Dec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Dec-2017'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'09-Dec-2017'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'10-Dec-2017'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'11-Dec-2017'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'12-Dec-2017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Dec-2017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4-Dec-2017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5-Dec-2017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Dec-2017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Dec-2017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Dec-2017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9-Dec-2017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Dec-2017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Dec-2017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Dec-2017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Dec-2017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Dec-2017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Dec-2017'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6-Dec-2017'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27-Dec-2017'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28-Dec-2017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Dec-2017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Dec-2017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31-Dec-2017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1-Jan-2018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2-Jan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an-2018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an-2018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Jan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an-2018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an-2018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8-Jan-2018'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'09-Jan-2018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0-Jan-2018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1-Jan-2018'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'12-Jan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an-2018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an-2018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5-Jan-2018'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6-Jan-2018'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17-Jan-2018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8-Jan-2018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an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an-2018'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21-Jan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Jan-2018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Jan-2018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24-Jan-2018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Jan-2018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6-Jan-2018'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'27-Jan-2018'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28-Jan-2018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an-2018'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30-Jan-2018'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31-Jan-2018'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Feb-2018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2-Feb-2018'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Feb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Feb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Feb-2018'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06-Feb-2018'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7-Feb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Feb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Feb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Feb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Feb-2018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Feb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Feb-2018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Feb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Feb-2018'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16-Feb-2018'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17-Feb-2018'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18-Feb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Feb-2018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0-Feb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Feb-2018'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22-Feb-2018'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3-Feb-2018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Feb-2018'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'25-Feb-2018'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26-Feb-2018'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27-Feb-2018'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8-Feb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Mar-2018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2-Mar-2018'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03-Mar-2018'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04-Mar-2018'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5-Mar-2018'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'06-Mar-2018'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07-Mar-2018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8-Mar-2018'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09-Mar-2018'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0-Mar-2018'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11-Mar-2018'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12-Mar-2018'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3-Mar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Mar-2018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5-Mar-2018'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16-Mar-2018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7-Mar-2018'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8-Mar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Mar-2018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Mar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Mar-2018'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22-Mar-2018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3-Mar-2018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Mar-2018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5-Mar-2018'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6-Mar-2018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Mar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Mar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Mar-2018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r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Mar-2018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1-Apr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Apr-2018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3-Apr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Apr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5-Apr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Apr-2018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Apr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Apr-2018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9-Apr-2018'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0-Apr-2018'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11-Apr-2018'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'12-Apr-2018'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'13-Apr-2018'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14-Apr-2018'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5-Apr-2018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Apr-2018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Apr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Apr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Apr-2018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Apr-2018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Apr-2018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Apr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Apr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Apr-2018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Apr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Apr-2018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7-Apr-2018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8-Apr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Apr-2018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30-Apr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1-May-2018'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02-May-2018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3-May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May-2018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5-May-2018'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6-May-2018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May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8-May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9-May-2018'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'10-May-2018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1-May-2018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2-May-2018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3-May-2018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4-May-2018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5-May-2018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6-May-2018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7-May-2018'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'18-May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May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May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May-2018'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2-May-2018'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'23-May-2018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May-2018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May-2018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May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May-2018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May-2018'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29-May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y-2018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31-May-2018'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1-Jun-2018'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2-Jun-2018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un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4-Jun-2018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5-Jun-2018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6-Jun-2018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7-Jun-2018'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'08-Jun-2018'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9-Jun-2018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Jun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Jun-2018'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2-Jun-2018'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3-Jun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4-Jun-2018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un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un-2018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7-Jun-2018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Jun-2018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n-2018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n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Jun-2018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Jun-2018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Jun-2018'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4-Jun-2018'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5-Jun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Jun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Jun-2018'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8-Jun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un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Jun-2018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ul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Jul-2018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ul-2018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ul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ul-2018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ul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ul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ul-2018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ul-2018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Jul-2018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Jul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ul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ul-2018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ul-2018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ul-2018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ul-2018'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7-Jul-2018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Jul-2018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l-2018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l-2018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Jul-2018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2-Jul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Jul-2018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Jul-2018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5-Jul-2018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6-Jul-2018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7-Jul-2018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8-Jul-2018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ul-2018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Jul-2018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Jul-2018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Aug-2018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Aug-2018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3-Aug-2018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4-Aug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Aug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6-Aug-2018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Aug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Aug-2018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9-Aug-2018'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10-Aug-2018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Aug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Aug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Aug-2018'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4-Aug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Aug-2018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Aug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Aug-2018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8-Aug-2018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9-Aug-2018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Aug-2018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1-Aug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Aug-2018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3-Aug-2018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Aug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Aug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Aug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Aug-2018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Aug-2018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Aug-2018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30-Aug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Aug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Sep-2018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Sep-2018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Sep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Sep-2018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Sep-2018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6-Sep-2018'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7-Sep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8-Sep-2018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Sep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Sep-2018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Sep-2018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Sep-2018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Sep-2018'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4-Sep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Sep-2018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Sep-2018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Sep-2018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Sep-2018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Sep-2018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Sep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Sep-2018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Sep-2018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3-Sep-2018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Sep-2018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Sep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Sep-2018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Sep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Sep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Sep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Sep-2018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1-Oct-2018'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02-Oct-2018'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'03-Oct-2018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Oct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5-Oct-2018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Oct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7-Oct-2018'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08-Oct-2018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9-Oct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Oct-2018'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'11-Oct-2018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2-Oct-2018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Oct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Oct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Oct-2018'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16-Oct-2018'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'17-Oct-2018'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18-Oct-2018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Oct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Oct-2018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Oct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Oct-2018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Oct-2018'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Oct-2018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Oct-2018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Oct-2018'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7-Oct-2018'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28-Oct-2018'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29-Oct-2018'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'30-Oct-2018'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31-Oct-2018'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'01-Nov-2018'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02-Nov-2018'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03-Nov-2018'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4-Nov-2018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Nov-2018'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6-Nov-2018'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'07-Nov-2018'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08-Nov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9-Nov-2018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10-Nov-2018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1-Nov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2-Nov-2018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3-Nov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Nov-2018'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5-Nov-2018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Nov-2018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Nov-2018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Nov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Nov-2018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Nov-2018'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21-Nov-2018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22-Nov-2018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Nov-2018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'24-Nov-2018'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25-Nov-2018'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6-Nov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Nov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Nov-2018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Nov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Nov-2018'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01-Dec-2018'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2-Dec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Dec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Dec-2018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Dec-2018'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6-Dec-2018'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07-Dec-2018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8-Dec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Dec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Dec-2018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Dec-2018'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12-Dec-2018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3-Dec-2018'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14-Dec-2018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Dec-2018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Dec-2018'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'17-Dec-2018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Dec-2018'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9-Dec-2018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'20-Dec-2018'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1-Dec-2018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Dec-2018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Dec-2018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Dec-2018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Dec-2018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Dec-2018'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Dec-2018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Dec-2018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Dec-2018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Dec-2018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Dec-2018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an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an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an-2019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an-2019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5-Jan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an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an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an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an-2019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Jan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Jan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an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an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an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an-2019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an-2019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7-Jan-2019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8-Jan-2019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an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an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Jan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Jan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Jan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Jan-2019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5-Jan-2019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Jan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Jan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Jan-2019'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9-Jan-2019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30-Jan-2019'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31-Jan-2019'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1-Feb-2019'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02-Feb-2019'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03-Feb-2019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Feb-2019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Feb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Feb-2019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Feb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Feb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Feb-2019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Feb-2019'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1-Feb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Feb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Feb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Feb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Feb-2019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Feb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Feb-2019'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8-Feb-2019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Feb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Feb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Feb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Feb-2019'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3-Feb-2019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Feb-2019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5-Feb-2019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Feb-2019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7-Feb-2019'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28-Feb-2019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1-Mar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Mar-2019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Mar-2019'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4-Mar-2019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Mar-2019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Mar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Mar-2019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Mar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Mar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Mar-2019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1-Mar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Mar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Mar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4-Mar-2019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Mar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Mar-2019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Mar-2019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Mar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Mar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0-Mar-2019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Mar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Mar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Mar-2019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Mar-2019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Mar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Mar-2019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7-Mar-2019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Mar-2019'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Mar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r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Mar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1-Apr-2019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Apr-2019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3-Apr-2019'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'04-Apr-2019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5-Apr-2019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Apr-2019'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07-Apr-2019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08-Apr-2019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Apr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Apr-2019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1-Apr-2019'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12-Apr-2019'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3-Apr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Apr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Apr-2019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Apr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7-Apr-2019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Apr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Apr-2019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Apr-2019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Apr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Apr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Apr-2019'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24-Apr-2019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25-Apr-2019'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6-Apr-2019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7-Apr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Apr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Apr-2019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Apr-2019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May-2019'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May-2019'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3-May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May-2019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May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May-2019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May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May-2019'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09-May-2019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0-May-2019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May-2019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May-2019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May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May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May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May-2019'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7-May-2019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8-May-2019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9-May-2019'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20-May-2019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May-2019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May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May-2019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May-2019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5-May-2019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6-May-2019'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7-May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May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May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y-2019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May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un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un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un-2019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un-2019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un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6-Jun-2019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Jun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un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Jun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Jun-2019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1-Jun-2019'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2-Jun-2019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un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un-2019'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5-Jun-2019'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6-Jun-2019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Jun-2019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8-Jun-2019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n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n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Jun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2-Jun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Jun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Jun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Jun-2019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Jun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Jun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Jun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un-2019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30-Jun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1-Jul-2019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Jul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3-Jul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ul-2019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5-Jul-2019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ul-2019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7-Jul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ul-2019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ul-2019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0-Jul-2019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Jul-2019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Jul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ul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ul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ul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ul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17-Jul-2019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8-Jul-2019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l-2019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l-2019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Jul-2019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Jul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Jul-2019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Jul-2019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Jul-2019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6-Jul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Jul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8-Jul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9-Jul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Jul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Jul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Aug-2019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2-Aug-2019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Aug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Aug-2019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5-Aug-2019'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6-Aug-2019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7-Aug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8-Aug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Aug-2019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0-Aug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Aug-2019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2-Aug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Aug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Aug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Aug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Aug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7-Aug-2019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8-Aug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9-Aug-2019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0-Aug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1-Aug-2019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2-Aug-2019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3-Aug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4-Aug-2019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Aug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Aug-2019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7-Aug-2019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8-Aug-2019'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9-Aug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Aug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31-Aug-2019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Sep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Sep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Sep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Sep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Sep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Sep-2019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Sep-2019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Sep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Sep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Sep-2019'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'11-Sep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Sep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Sep-2019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Sep-2019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Sep-2019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Sep-2019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Sep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Sep-2019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Sep-2019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0-Sep-2019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Sep-2019'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22-Sep-2019'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3-Sep-2019'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4-Sep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Sep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6-Sep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Sep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Sep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Sep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Sep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Oct-2019'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2-Oct-2019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3-Oct-2019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Oct-2019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Oct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Oct-2019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Oct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Oct-2019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Oct-2019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Oct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Oct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Oct-2019'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3-Oct-2019'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4-Oct-2019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5-Oct-2019'</text:p>
          </table:table-cell>
          <table:table-cell table:number-columns-repeated="3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'16-Oct-2019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7-Oct-2019'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8-Oct-2019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9-Oct-2019'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20-Oct-2019'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'21-Oct-2019'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'22-Oct-2019'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23-Oct-2019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'24-Oct-2019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5-Oct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Oct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Oct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Oct-2019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Oct-2019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30-Oct-2019'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31-Oct-2019'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1-Nov-2019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2-Nov-2019'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03-Nov-2019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04-Nov-2019'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5-Nov-2019'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06-Nov-2019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Nov-2019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Nov-2019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Nov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Nov-2019'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11-Nov-2019'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2-Nov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Nov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Nov-2019'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'15-Nov-2019'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16-Nov-2019'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7-Nov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Nov-2019'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9-Nov-2019'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20-Nov-2019'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1-Nov-2019'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22-Nov-2019'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23-Nov-2019'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'24-Nov-2019'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25-Nov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Nov-2019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Nov-2019'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28-Nov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Nov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Nov-2019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1-Dec-2019'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'02-Dec-2019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Dec-2019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Dec-2019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Dec-2019'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6-Dec-2019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Dec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Dec-2019'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9-Dec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Dec-2019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Dec-2019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2-Dec-2019'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13-Dec-2019'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14-Dec-2019'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5-Dec-2019'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6-Dec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7-Dec-2019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Dec-2019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9-Dec-2019'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0-Dec-2019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1-Dec-2019'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22-Dec-2019'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3-Dec-2019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Dec-2019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Dec-2019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Dec-2019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Dec-2019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Dec-2019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9-Dec-2019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Dec-2019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Dec-2019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an-2020'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an-2020'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an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an-2020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an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an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an-2020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8-Jan-2020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an-2020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Jan-2020'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'11-Jan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an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an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an-2020'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5-Jan-2020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Jan-2020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7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8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9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0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1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2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3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4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5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6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7-Jan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8-Jan-2020'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29-Jan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Jan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Jan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Feb-2020'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2-Feb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Feb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Feb-2020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Feb-2020'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'06-Feb-2020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Feb-2020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Feb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Feb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Feb-2020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1-Feb-2020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Feb-2020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Feb-2020'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14-Feb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Feb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Feb-2020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7-Feb-2020'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'18-Feb-2020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Feb-2020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Feb-2020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Feb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Feb-2020'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3-Feb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Feb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Feb-2020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Feb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Feb-2020'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28-Feb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Feb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Mar-2020'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2-Mar-2020'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03-Mar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Mar-2020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Mar-2020'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'06-Mar-2020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Mar-2020'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8-Mar-2020'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'09-Mar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Mar-2020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1-Mar-2020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Mar-2020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Mar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Mar-2020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Mar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Mar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Mar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Mar-2020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Mar-2020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Mar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Mar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Mar-2020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Mar-2020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Mar-2020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Mar-2020'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26-Mar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Mar-2020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8-Mar-2020'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Mar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r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Mar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Apr-2020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Apr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Apr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Apr-2020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Apr-2020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Apr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Apr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Apr-2020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Apr-2020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Apr-2020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Apr-2020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Apr-2020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Apr-2020'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14-Apr-2020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5-Apr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Apr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Apr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Apr-2020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Apr-2020'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'20-Apr-2020'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'21-Apr-2020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'22-Apr-2020'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'23-Apr-2020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Apr-2020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Apr-2020'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6-Apr-2020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27-Apr-2020'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28-Apr-2020'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29-Apr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Apr-2020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1-May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2-May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May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May-2020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May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May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7-May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May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May-2020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10-May-2020'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'11-May-2020'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'12-May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3-May-2020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4-May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15-May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6-May-2020'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17-May-2020'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18-May-2020'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9-May-2020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0-May-2020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May-2020'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2-May-2020'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3-May-2020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May-2020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May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May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May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May-2020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May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y-2020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May-2020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un-2020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un-2020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Jun-2020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Jun-2020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05-Jun-2020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un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un-2020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8-Jun-2020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un-2020'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Jun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Jun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un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Jun-2020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14-Jun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un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un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Jun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Jun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n-2020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n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Jun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Jun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Jun-2020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Jun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Jun-2020'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6-Jun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7-Jun-2020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Jun-2020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Jun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Jun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1-Jul-2020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Jul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ul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ul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ul-2020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ul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ul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ul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ul-2020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Jul-2020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1-Jul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ul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Jul-2020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ul-2020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ul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ul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Jul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Jul-2020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l-2020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0-Jul-2020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Jul-2020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Jul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3-Jul-2020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Jul-2020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5-Jul-2020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Jul-2020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7-Jul-2020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8-Jul-2020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9-Jul-2020'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30-Jul-2020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31-Jul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1-Aug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2-Aug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3-Aug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4-Aug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Aug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Aug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Aug-2020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8-Aug-2020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9-Aug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Aug-2020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1-Aug-2020'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2-Aug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3-Aug-2020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4-Aug-2020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Aug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6-Aug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7-Aug-2020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8-Aug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9-Aug-2020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Aug-2020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1-Aug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Aug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Aug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Aug-2020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Aug-2020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6-Aug-2020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Aug-2020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8-Aug-2020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9-Aug-2020'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30-Aug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31-Aug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Sep-2020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Sep-2020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Sep-2020'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Sep-2020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Sep-2020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6-Sep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Sep-2020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Sep-2020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Sep-2020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0-Sep-2020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11-Sep-2020'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2-Sep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Sep-2020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4-Sep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Sep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6-Sep-2020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Sep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8-Sep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Sep-2020'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0-Sep-2020'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1-Sep-2020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Sep-2020'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23-Sep-2020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4-Sep-2020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5-Sep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6-Sep-2020'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7-Sep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Sep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Sep-2020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Sep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Oct-2020'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2-Oct-2020'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'03-Oct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Oct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Oct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Oct-2020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07-Oct-2020'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8-Oct-2020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Oct-2020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Oct-2020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Oct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Oct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Oct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Oct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Oct-2020'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16-Oct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7-Oct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8-Oct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19-Oct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0-Oct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1-Oct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2-Oct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3-Oct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4-Oct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5-Oct-2020'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26-Oct-2020'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'27-Oct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Oct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Oct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Oct-2020'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31-Oct-2020'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1-Nov-2020'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2-Nov-2020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3-Nov-2020'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4-Nov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Nov-2020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Nov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Nov-2020'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8-Nov-2020'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09-Nov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Nov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Nov-2020'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2-Nov-2020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3-Nov-2020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4-Nov-2020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Nov-2020'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6-Nov-2020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7-Nov-2020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Nov-2020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Nov-2020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Nov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Nov-2020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Nov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Nov-2020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Nov-2020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Nov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Nov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Nov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Nov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9-Nov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Nov-2020'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1-Dec-2020'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02-Dec-2020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Dec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Dec-2020'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05-Dec-2020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Dec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Dec-2020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08-Dec-2020'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09-Dec-2020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Dec-2020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1-Dec-2020'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'12-Dec-2020'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13-Dec-2020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Dec-2020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Dec-2020'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16-Dec-2020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Dec-2020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Dec-2020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Dec-2020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20-Dec-2020'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21-Dec-2020'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Dec-2020'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3-Dec-2020'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24-Dec-2020'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5-Dec-2020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6-Dec-2020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Dec-2020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8-Dec-2020'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29-Dec-2020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30-Dec-2020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Dec-2020'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'01-Jan-2021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2-Jan-2021'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'03-Jan-2021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4-Jan-2021'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'05-Jan-2021'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6-Jan-2021'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07-Jan-2021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an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Jan-2021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Jan-2021'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11-Jan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an-2021'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Jan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an-2021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an-2021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an-2021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Jan-2021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Jan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an-2021'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0-Jan-2021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1-Jan-2021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22-Jan-2021'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23-Jan-2021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Jan-2021'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5-Jan-2021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6-Jan-2021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Jan-2021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8-Jan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Jan-2021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Jan-2021'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31-Jan-2021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Feb-2021'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02-Feb-2021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Feb-2021'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4-Feb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Feb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Feb-2021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Feb-2021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8-Feb-2021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9-Feb-2021'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10-Feb-2021'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1-Feb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Feb-2021'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13-Feb-2021'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4-Feb-2021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Feb-2021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6-Feb-2021'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17-Feb-2021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8-Feb-2021'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9-Feb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Feb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Feb-2021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Feb-2021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23-Feb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4-Feb-2021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Feb-2021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Feb-2021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Feb-2021'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8-Feb-2021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Mar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Mar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Mar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Mar-2021'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5-Mar-2021'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06-Mar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Mar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Mar-2021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9-Mar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Mar-2021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1-Mar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Mar-2021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Mar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Mar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Mar-2021'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16-Mar-2021'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'17-Mar-2021'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18-Mar-2021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9-Mar-2021'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0-Mar-2021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Mar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Mar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Mar-2021'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4-Mar-2021'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5-Mar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Mar-2021'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27-Mar-2021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8-Mar-2021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Mar-2021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r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Mar-2021'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Apr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2-Apr-2021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Apr-2021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Apr-2021'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Apr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Apr-2021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Apr-2021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Apr-2021'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9-Apr-2021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Apr-2021'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11-Apr-2021'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12-Apr-2021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13-Apr-2021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4-Apr-2021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5-Apr-2021'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6-Apr-2021'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7-Apr-2021'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'18-Apr-2021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9-Apr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Apr-2021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Apr-2021'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2-Apr-2021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Apr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Apr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Apr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Apr-2021'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7-Apr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8-Apr-2021'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9-Apr-2021'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30-Apr-2021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1-May-2021'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'02-May-2021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May-2021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May-2021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May-2021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May-2021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7-May-2021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08-May-2021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May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0-May-2021'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'11-May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2-May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May-2021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May-2021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5-May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May-2021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'17-May-2021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May-2021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9-May-2021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May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May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2-May-2021'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23-May-2021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May-2021'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25-May-2021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May-2021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May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May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May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May-2021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May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Jun-2021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2-Jun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03-Jun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Jun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Jun-2021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un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un-2021'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8-Jun-2021'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'09-Jun-2021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Jun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1-Jun-2021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Jun-2021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Jun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Jun-2021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Jun-2021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un-2021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7-Jun-2021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Jun-2021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n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n-2021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1-Jun-2021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2-Jun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Jun-2021'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4-Jun-2021'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5-Jun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Jun-2021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Jun-2021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Jun-2021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Jun-2021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30-Jun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1-Jul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2-Jul-2021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Jul-2021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4-Jul-2021'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05-Jul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Jul-2021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Jul-2021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8-Jul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Jul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Jul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1-Jul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Jul-2021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Jul-2021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4-Jul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5-Jul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Jul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Jul-2021'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8-Jul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Jul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Jul-2021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Jul-2021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Jul-2021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3-Jul-2021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24-Jul-2021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Jul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6-Jul-2021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7-Jul-2021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Jul-2021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9-Jul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30-Jul-2021'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31-Jul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1-Aug-2021'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2-Aug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3-Aug-2021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4-Aug-2021'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05-Aug-2021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Aug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Aug-2021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8-Aug-2021'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Aug-2021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0-Aug-2021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1-Aug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Aug-2021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3-Aug-2021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4-Aug-2021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Aug-2021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6-Aug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Aug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Aug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Aug-2021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Aug-2021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Aug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2-Aug-2021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3-Aug-2021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Aug-2021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5-Aug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Aug-2021'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Aug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Aug-2021'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29-Aug-2021'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'30-Aug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31-Aug-2021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1-Sep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2-Sep-2021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Sep-2021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04-Sep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5-Sep-2021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06-Sep-2021'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7-Sep-2021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8-Sep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Sep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Sep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1-Sep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2-Sep-2021'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3-Sep-2021'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4-Sep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Sep-2021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16-Sep-2021'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17-Sep-2021'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8-Sep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19-Sep-2021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0-Sep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Sep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2-Sep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Sep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Sep-2021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5-Sep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Sep-2021'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27-Sep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Sep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9-Sep-2021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Sep-2021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Oct-2021'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2-Oct-2021'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Oct-2021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4-Oct-2021'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'05-Oct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06-Oct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Oct-2021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8-Oct-2021'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9-Oct-2021'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Oct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1-Oct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Oct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Oct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Oct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5-Oct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6-Oct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Oct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Oct-2021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Oct-2021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20-Oct-2021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Oct-2021'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2-Oct-2021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Oct-2021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Oct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5-Oct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6-Oct-2021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Oct-2021'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8-Oct-2021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Oct-2021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Oct-2021'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'31-Oct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01-Nov-2021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'02-Nov-2021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Nov-2021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04-Nov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5-Nov-2021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Nov-2021'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Nov-2021'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08-Nov-2021'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09-Nov-2021'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0-Nov-2021'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'11-Nov-2021'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12-Nov-2021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3-Nov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Nov-2021'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15-Nov-2021'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16-Nov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7-Nov-2021'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18-Nov-2021'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Nov-2021'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0-Nov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1-Nov-2021'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22-Nov-2021'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23-Nov-2021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4-Nov-2021'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25-Nov-2021'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'26-Nov-2021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27-Nov-2021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28-Nov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9-Nov-2021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Nov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1-Dec-2021'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02-Dec-2021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3-Dec-2021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4-Dec-2021'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05-Dec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6-Dec-2021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07-Dec-2021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08-Dec-2021'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'09-Dec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0-Dec-2021'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11-Dec-2021'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2-Dec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3-Dec-2021'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4-Dec-2021'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15-Dec-2021'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'16-Dec-2021'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17-Dec-2021'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8-Dec-2021'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19-Dec-2021'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'20-Dec-2021'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21-Dec-2021'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2-Dec-2021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3-Dec-2021'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24-Dec-2021'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'25-Dec-2021'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'26-Dec-2021'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27-Dec-2021'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28-Dec-2021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29-Dec-2021'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0-Dec-2021'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31-Dec-2021'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5:29:51.002977192</meta:creation-date>
    <dc:date>2024-02-09T15:42:39.530946094</dc:date>
    <meta:editing-duration>PT2M37S</meta:editing-duration>
    <meta:editing-cycles>2</meta:editing-cycles>
    <meta:generator>LibreOffice/7.3.7.2$Linux_X86_64 LibreOffice_project/30$Build-2</meta:generator>
    <meta:document-statistic meta:table-count="2" meta:cell-count="10572" meta:object-count="0"/>
  </office:meta>
</office:document-meta>
</file>